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Table1" style:family="table">
      <style:table-properties style:width="6.45in" fo:margin-left="-0.0785in" fo:margin-top="0in" fo:margin-bottom="0in" table:align="left" style:writing-mode="lr-tb"/>
    </style:style>
    <style:style style:name="Table1.A" style:family="table-column">
      <style:table-column-properties style:column-width="0.5in"/>
    </style:style>
    <style:style style:name="Table1.B" style:family="table-column">
      <style:table-column-properties style:column-width="1.075in"/>
    </style:style>
    <style:style style:name="Table1.C" style:family="table-column">
      <style:table-column-properties style:column-width="2.4375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1">
        <style:background-image/>
      </style:table-cell-properties>
    </style:style>
    <style:style style:name="Table1.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17" style:family="table-row">
      <style:table-row-properties style:min-row-height="0.5625in" fo:keep-together="auto"/>
    </style:style>
    <style:style style:name="Table2" style:family="table">
      <style:table-properties style:width="6.45in" fo:margin-left="-0.0785in" fo:margin-top="0in" fo:margin-bottom="0in" table:align="left" style:writing-mode="lr-tb"/>
    </style:style>
    <style:style style:name="Table2.A" style:family="table-column">
      <style:table-column-properties style:column-width="0.5in"/>
    </style:style>
    <style:style style:name="Table2.B" style:family="table-column">
      <style:table-column-properties style:column-width="1.075in"/>
    </style:style>
    <style:style style:name="Table2.C" style:family="table-column">
      <style:table-column-properties style:column-width="2.4375in"/>
    </style:style>
    <style:style style:name="Table2.1" style:family="table-row">
      <style:table-row-properties fo:keep-together="auto"/>
    </style:style>
    <style:style style:name="Table2.A1" style:family="table-cell">
      <style:table-cell-properties fo:background-color="#ffffff" fo:padding-left="0.0715in" fo:padding-right="0.075in" fo:padding-top="0in" fo:padding-bottom="0in" fo:border="0.5pt solid #000001">
        <style:background-image/>
      </style:table-cell-properties>
    </style:style>
    <style:style style:name="Table2.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9" style:family="table-row">
      <style:table-row-properties style:min-row-height="0.5625in" fo:keep-together="auto"/>
    </style:style>
    <style:style style:name="Table3" style:family="table">
      <style:table-properties style:width="6.45in" fo:margin-left="-0.0785in" fo:margin-top="0in" fo:margin-bottom="0in" table:align="left" style:writing-mode="lr-tb"/>
    </style:style>
    <style:style style:name="Table3.A" style:family="table-column">
      <style:table-column-properties style:column-width="0.5in"/>
    </style:style>
    <style:style style:name="Table3.B" style:family="table-column">
      <style:table-column-properties style:column-width="1.075in"/>
    </style:style>
    <style:style style:name="Table3.C" style:family="table-column">
      <style:table-column-properties style:column-width="2.4375in"/>
    </style:style>
    <style:style style:name="Table3.1" style:family="table-row">
      <style:table-row-properties fo:keep-together="auto"/>
    </style:style>
    <style:style style:name="Table3.A1" style:family="table-cell">
      <style:table-cell-properties fo:background-color="#ffffff" fo:padding-left="0.0715in" fo:padding-right="0.075in" fo:padding-top="0in" fo:padding-bottom="0in" fo:border="0.5pt solid #000001">
        <style:background-image/>
      </style:table-cell-properties>
    </style:style>
    <style:style style:name="Table3.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3.19" style:family="table-row">
      <style:table-row-properties style:min-row-height="0.5625in" fo:keep-together="auto"/>
    </style:style>
    <style:style style:name="P1" style:family="paragraph" style:parent-style-name="Standard">
      <style:text-properties style:font-name="Noto Sans" officeooo:paragraph-rsid="00260da2" style:font-name-asian="Noto Sans1" style:font-name-complex="Noto Sans1"/>
    </style:style>
    <style:style style:name="P2" style:family="paragraph" style:parent-style-name="Standard">
      <style:text-properties style:font-name="Liberation Mono" fo:font-size="11pt" fo:font-style="normal" fo:font-weight="normal" officeooo:paragraph-rsid="00260da2" style:font-size-asian="11pt" style:font-style-asian="normal" style:font-weight-asian="normal"/>
    </style:style>
    <style:style style:name="P3" style:family="paragraph" style:parent-style-name="Standard">
      <style:text-properties officeooo:paragraph-rsid="001be8df"/>
    </style:style>
    <style:style style:name="P4" style:family="paragraph" style:parent-style-name="Standard">
      <style:text-properties officeooo:rsid="001be8df" officeooo:paragraph-rsid="001be8df"/>
    </style:style>
    <style:style style:name="P5" style:family="paragraph" style:parent-style-name="Standard">
      <style:text-properties officeooo:rsid="001be8df" officeooo:paragraph-rsid="001f0d53"/>
    </style:style>
    <style:style style:name="P6" style:family="paragraph" style:parent-style-name="Standard">
      <style:text-properties officeooo:rsid="001be8df" officeooo:paragraph-rsid="0023abb6"/>
    </style:style>
    <style:style style:name="P7" style:family="paragraph" style:parent-style-name="Standard">
      <style:text-properties fo:font-size="13pt" officeooo:rsid="001be8df" officeooo:paragraph-rsid="001be8df" style:font-size-asian="13pt" style:font-size-complex="13pt"/>
    </style:style>
    <style:style style:name="P8" style:family="paragraph" style:parent-style-name="Standard">
      <style:text-properties fo:font-size="13pt" officeooo:rsid="001be8df" officeooo:paragraph-rsid="001f0d53" style:font-size-asian="13pt" style:font-size-complex="13pt"/>
    </style:style>
    <style:style style:name="P9" style:family="paragraph" style:parent-style-name="Standard">
      <style:text-properties fo:font-size="13pt" officeooo:rsid="001be8df" officeooo:paragraph-rsid="001f2f57" style:font-size-asian="13pt" style:font-size-complex="13pt"/>
    </style:style>
    <style:style style:name="P10" style:family="paragraph" style:parent-style-name="Standard">
      <style:text-properties fo:font-size="13pt" officeooo:rsid="001be8df" officeooo:paragraph-rsid="0021c817" style:font-size-asian="13pt" style:font-size-complex="13pt"/>
    </style:style>
    <style:style style:name="P11" style:family="paragraph" style:parent-style-name="Standard">
      <style:text-properties fo:font-size="13pt" officeooo:rsid="001be8df" officeooo:paragraph-rsid="0023abb6" style:font-size-asian="13pt" style:font-size-complex="13pt"/>
    </style:style>
    <style:style style:name="P12" style:family="paragraph" style:parent-style-name="Standard">
      <style:text-properties fo:font-size="13pt" officeooo:rsid="001be8df" officeooo:paragraph-rsid="00260da2" style:font-size-asian="13pt" style:font-size-complex="13pt"/>
    </style:style>
    <style:style style:name="P13" style:family="paragraph" style:parent-style-name="Standard">
      <style:text-properties fo:font-size="13pt" officeooo:rsid="001c246c" officeooo:paragraph-rsid="001c246c" style:font-size-asian="13pt" style:font-size-complex="13pt"/>
    </style:style>
    <style:style style:name="P14" style:family="paragraph" style:parent-style-name="Standard">
      <style:text-properties fo:font-size="13pt" officeooo:rsid="0021c817" officeooo:paragraph-rsid="0021c817" style:font-size-asian="13pt" style:font-size-complex="13pt"/>
    </style:style>
    <style:style style:name="P15" style:family="paragraph" style:parent-style-name="Standard">
      <style:text-properties fo:font-size="13pt" fo:font-weight="normal" officeooo:rsid="001f2f57" officeooo:paragraph-rsid="001f2f57" style:font-size-asian="13pt" style:font-weight-asian="normal" style:font-size-complex="13pt" style:font-weight-complex="normal"/>
    </style:style>
    <style:style style:name="P16" style:family="paragraph" style:parent-style-name="Standard">
      <style:text-properties fo:font-size="13pt" fo:font-weight="normal" officeooo:rsid="001be8df" officeooo:paragraph-rsid="001f2f57" style:font-size-asian="13pt" style:font-weight-asian="normal" style:font-size-complex="13pt" style:font-weight-complex="normal"/>
    </style:style>
    <style:style style:name="P17" style:family="paragraph" style:parent-style-name="Standard">
      <style:text-properties fo:font-size="14pt" fo:font-weight="bold" officeooo:rsid="001be8df" officeooo:paragraph-rsid="001be8df" style:font-size-asian="14pt" style:font-weight-asian="bold" style:font-size-complex="14pt" style:font-weight-complex="bold"/>
    </style:style>
    <style:style style:name="P18" style:family="paragraph" style:parent-style-name="Standard">
      <style:text-properties fo:font-size="12pt" officeooo:rsid="001be8df" officeooo:paragraph-rsid="001be8df" style:font-size-asian="10.5pt" style:font-size-complex="12pt"/>
    </style:style>
    <style:style style:name="P19" style:family="paragraph" style:parent-style-name="Standard">
      <style:text-properties fo:font-size="12pt" officeooo:rsid="001be8df" officeooo:paragraph-rsid="001be8df" style:font-size-asian="12pt" style:font-size-complex="12pt"/>
    </style:style>
    <style:style style:name="P20" style:family="paragraph" style:parent-style-name="Standard">
      <style:text-properties fo:font-size="12pt" officeooo:rsid="001be8df" officeooo:paragraph-rsid="001f0d53" style:font-size-asian="12pt" style:font-size-complex="12pt"/>
    </style:style>
    <style:style style:name="P21" style:family="paragraph" style:parent-style-name="Standard">
      <style:text-properties fo:font-size="12pt" officeooo:rsid="001be8df" officeooo:paragraph-rsid="0021c817" style:font-size-asian="12pt" style:font-size-complex="12pt"/>
    </style:style>
    <style:style style:name="P22" style:family="paragraph" style:parent-style-name="Standard">
      <style:text-properties fo:font-size="12pt" officeooo:rsid="001be8df" officeooo:paragraph-rsid="0022a738" style:font-size-asian="12pt" style:font-size-complex="12pt"/>
    </style:style>
    <style:style style:name="P23" style:family="paragraph" style:parent-style-name="Standard">
      <style:text-properties fo:font-size="12pt" officeooo:rsid="001be8df" officeooo:paragraph-rsid="0023abb6" style:font-size-asian="12pt" style:font-size-complex="12pt"/>
    </style:style>
    <style:style style:name="P24" style:family="paragraph" style:parent-style-name="Standard">
      <style:text-properties fo:font-size="12pt" officeooo:rsid="001c246c" officeooo:paragraph-rsid="001c246c" style:font-size-asian="12pt" style:font-size-complex="12pt"/>
    </style:style>
    <style:style style:name="P25" style:family="paragraph" style:parent-style-name="Standard">
      <style:text-properties officeooo:rsid="0021c817" officeooo:paragraph-rsid="0021c817"/>
    </style:style>
    <style:style style:name="P26" style:family="paragraph" style:parent-style-name="Standard">
      <style:text-properties officeooo:paragraph-rsid="00260da2"/>
    </style:style>
    <style:style style:name="P27" style:family="paragraph" style:parent-style-name="Standard">
      <style:paragraph-properties fo:margin-top="0in" fo:margin-bottom="0.139in" loext:contextual-spacing="false" fo:line-height="115%" fo:text-align="start" style:justify-single-word="false" fo:orphans="2" fo:widows="2" style:writing-mode="lr-tb"/>
      <style:text-properties officeooo:paragraph-rsid="001be8df"/>
    </style:style>
    <style:style style:name="P28" style:family="paragraph" style:parent-style-name="Standard">
      <style:paragraph-properties fo:margin-top="0in" fo:margin-bottom="0.139in" loext:contextual-spacing="false" fo:line-height="115%" fo:text-align="start" style:justify-single-word="false" fo:orphans="2" fo:widows="2" style:writing-mode="lr-tb"/>
      <style:text-properties officeooo:paragraph-rsid="00260da2"/>
    </style:style>
    <style:style style:name="P29" style:family="paragraph" style:parent-style-name="Standard">
      <style:paragraph-properties fo:margin-top="0in" fo:margin-bottom="0.139in" loext:contextual-spacing="false" fo:line-height="115%" fo:text-align="start" style:justify-single-word="false" fo:orphans="2" fo:widows="2" style:writing-mode="lr-tb"/>
      <style:text-properties officeooo:rsid="00260da2" officeooo:paragraph-rsid="00260da2"/>
    </style:style>
    <style:style style:name="P30" style:family="paragraph" style:parent-style-name="Standard">
      <style:paragraph-properties fo:margin-top="0in" fo:margin-bottom="0.139in" loext:contextual-spacing="false"/>
      <style:text-properties officeooo:paragraph-rsid="001be8df"/>
    </style:style>
    <style:style style:name="P31" style:family="paragraph" style:parent-style-name="Standard">
      <style:paragraph-properties fo:margin-top="0in" fo:margin-bottom="0.139in" loext:contextual-spacing="false"/>
      <style:text-properties officeooo:paragraph-rsid="00260da2"/>
    </style:style>
    <style:style style:name="T1" style:family="text">
      <style:text-properties style:font-name="Noto Sans" style:font-name-asian="Noto Sans1" style:font-name-complex="Noto Sans1"/>
    </style:style>
    <style:style style:name="T2" style:family="text">
      <style:text-properties fo:font-weight="bold" style:font-weight-asian="bold"/>
    </style:style>
    <style:style style:name="T3" style:family="text">
      <style:text-properties fo:font-weight="bold" officeooo:rsid="0021c817" style:font-weight-asian="bold" style:font-weight-complex="bold"/>
    </style:style>
    <style:style style:name="T4" style:family="text">
      <style:text-properties fo:font-weight="bold" officeooo:rsid="0022a738" style:font-weight-asian="bold" style:font-weight-complex="bold"/>
    </style:style>
    <style:style style:name="T5" style:family="text">
      <style:text-properties fo:font-weight="bold" officeooo:rsid="0023abb6" style:font-weight-asian="bold" style:font-weight-complex="bold"/>
    </style:style>
    <style:style style:name="T6" style:family="text">
      <style:text-properties fo:font-weight="bold" officeooo:rsid="0023abb6" style:font-size-asian="10.5pt" style:font-weight-asian="bold" style:font-weight-complex="bold"/>
    </style:style>
    <style:style style:name="T7" style:family="text">
      <style:text-properties style:text-position="super 58%"/>
    </style:style>
    <style:style style:name="T8" style:family="text">
      <style:text-properties style:text-position="0% 100%" fo:font-size="11pt" style:font-size-asian="11pt"/>
    </style:style>
    <style:style style:name="T9" style:family="text">
      <style:text-properties fo:font-size="13pt" style:font-size-asian="13pt" style:font-size-complex="13pt"/>
    </style:style>
    <style:style style:name="T10" style:family="text">
      <style:text-properties fo:font-size="13pt" officeooo:rsid="00250e23" style:font-size-asian="13pt" style:font-size-complex="13pt"/>
    </style:style>
    <style:style style:name="T11" style:family="text">
      <style:text-properties fo:font-size="12pt" style:font-size-asian="12pt" style:font-size-complex="12pt"/>
    </style:style>
    <style:style style:name="T12" style:family="text">
      <style:text-properties fo:font-size="12pt" officeooo:rsid="001c51d9" style:font-size-asian="12pt" style:font-size-complex="12pt"/>
    </style:style>
    <style:style style:name="T13" style:family="text">
      <style:text-properties fo:font-size="12pt" officeooo:rsid="001d887f" style:font-size-asian="12pt" style:font-size-complex="12pt"/>
    </style:style>
    <style:style style:name="T14" style:family="text">
      <style:text-properties fo:font-size="12pt" officeooo:rsid="001c246c" style:font-size-asian="12pt" style:font-size-complex="12pt"/>
    </style:style>
    <style:style style:name="T15" style:family="text">
      <style:text-properties fo:font-size="12pt" officeooo:rsid="0021c817" style:font-size-asian="12pt" style:font-size-complex="12pt"/>
    </style:style>
    <style:style style:name="T16" style:family="text">
      <style:text-properties fo:font-size="12pt" officeooo:rsid="0023abb6" style:font-size-asian="12pt" style:font-size-complex="12pt"/>
    </style:style>
    <style:style style:name="T17" style:family="text">
      <style:text-properties fo:font-size="12pt" officeooo:rsid="00250e23" style:font-size-asian="12pt" style:font-size-complex="12pt"/>
    </style:style>
    <style:style style:name="T18" style:family="text">
      <style:text-properties fo:font-size="12pt" style:font-size-asian="10.5pt" style:font-size-complex="12pt"/>
    </style:style>
    <style:style style:name="T19" style:family="text">
      <style:text-properties fo:font-size="12pt" officeooo:rsid="001c246c" style:font-size-asian="10.5pt" style:font-size-complex="12pt"/>
    </style:style>
    <style:style style:name="T20" style:family="text">
      <style:text-properties fo:font-size="12pt" officeooo:rsid="00205827" style:font-size-asian="10.5pt" style:font-size-complex="12pt"/>
    </style:style>
    <style:style style:name="T21" style:family="text">
      <style:text-properties fo:font-size="12pt" officeooo:rsid="0021c817" style:font-size-asian="10.5pt" style:font-size-complex="12pt"/>
    </style:style>
    <style:style style:name="T22" style:family="text">
      <style:text-properties fo:font-size="12pt" officeooo:rsid="0023abb6" style:font-size-asian="10.5pt" style:font-size-complex="12pt"/>
    </style:style>
    <style:style style:name="T23" style:family="text">
      <style:text-properties fo:font-size="12pt" officeooo:rsid="00250e23" style:font-size-asian="10.5pt" style:font-size-complex="12pt"/>
    </style:style>
    <style:style style:name="T24" style:family="text">
      <style:text-properties fo:font-size="12pt" officeooo:rsid="00258be4" style:font-size-asian="10.5pt" style:font-size-complex="12pt"/>
    </style:style>
    <style:style style:name="T25" style:family="text">
      <style:text-properties fo:font-size="12pt" fo:font-weight="bold" officeooo:rsid="00205827" style:font-size-asian="10.5pt" style:font-weight-asian="bold" style:font-size-complex="12pt" style:font-weight-complex="bold"/>
    </style:style>
    <style:style style:name="T26" style:family="text">
      <style:text-properties fo:font-size="12pt" fo:font-weight="bold" officeooo:rsid="0021c817" style:font-size-asian="10.5pt" style:font-weight-asian="bold" style:font-size-complex="12pt" style:font-weight-complex="bold"/>
    </style:style>
    <style:style style:name="T27" style:family="text">
      <style:text-properties fo:font-size="12pt" fo:font-weight="bold" officeooo:rsid="0023abb6" style:font-size-asian="12pt" style:font-weight-asian="bold" style:font-size-complex="12pt" style:font-weight-complex="bold"/>
    </style:style>
    <style:style style:name="T28" style:family="text">
      <style:text-properties fo:font-size="12pt" fo:font-weight="normal" officeooo:rsid="0023abb6" style:font-size-asian="12pt" style:font-weight-asian="normal" style:font-size-complex="12pt" style:font-weight-complex="normal"/>
    </style:style>
    <style:style style:name="T29" style:family="text">
      <style:text-properties fo:font-weight="normal" officeooo:rsid="0021c817" style:font-weight-asian="normal" style:font-weight-complex="normal"/>
    </style:style>
    <style:style style:name="T30" style:family="text">
      <style:text-properties fo:font-weight="normal" officeooo:rsid="0022a738" style:font-weight-asian="normal" style:font-weight-complex="normal"/>
    </style:style>
    <style:style style:name="T31" style:family="text">
      <style:text-properties fo:font-weight="normal" officeooo:rsid="0023abb6" style:font-weight-asian="normal" style:font-weight-complex="normal"/>
    </style:style>
    <style:style style:name="T32" style:family="text">
      <style:text-properties fo:font-weight="normal" officeooo:rsid="00250e23" style:font-weight-asian="normal" style:font-weight-complex="normal"/>
    </style:style>
    <style:style style:name="T33" style:family="text">
      <style:text-properties fo:font-weight="normal" officeooo:rsid="0023abb6" style:font-size-asian="10.5pt" style:font-weight-asian="normal" style:font-weight-complex="normal"/>
    </style:style>
    <style:style style:name="T34" style:family="text">
      <style:text-properties fo:font-weight="normal" officeooo:rsid="00250e23" style:font-size-asian="10.5pt" style:font-weight-asian="normal" style:font-weight-complex="normal"/>
    </style:style>
    <style:style style:name="T35" style:family="text">
      <style:text-properties officeooo:rsid="001c246c"/>
    </style:style>
    <style:style style:name="T36" style:family="text">
      <style:text-properties officeooo:rsid="001c51d9"/>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1f0d53" style:font-size-asian="14pt" style:font-weight-asian="bold" style:font-size-complex="14pt" style:font-weight-complex="bold"/>
    </style:style>
    <style:style style:name="T39" style:family="text">
      <style:text-properties fo:font-size="14pt" fo:font-weight="bold" officeooo:rsid="001f2f57" style:font-size-asian="14pt" style:font-weight-asian="bold" style:font-size-complex="14pt" style:font-weight-complex="bold"/>
    </style:style>
    <style:style style:name="T40" style:family="text">
      <style:text-properties officeooo:rsid="0021c817"/>
    </style:style>
    <style:style style:name="T41" style:family="text">
      <style:text-properties officeooo:rsid="0023abb6"/>
    </style:style>
    <style:style style:name="T42" style:family="text">
      <style:text-properties officeooo:rsid="00250e23"/>
    </style:style>
    <style:style style:name="T43" style:family="text">
      <style:text-properties officeooo:rsid="00258be4"/>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gorithms Programming Project</text:p>
      <text:p text:style-name="P4">Michael Harrison</text:p>
      <text:p text:style-name="P4">mgh0010 | 903349513</text:p>
      <text:p text:style-name="P4"/>
      <text:p text:style-name="P17">Explanation and how I came up with each algorithm:</text:p>
      <text:p text:style-name="P4"/>
      <text:p text:style-name="P4"><text:span text:style-name="T9">Brute-1: </text:span></text:p>
      <text:p text:style-name="P4"><text:span text:style-name="T9"><text:tab/></text:span><text:span text:style-name="T18">Explanation - This algorithm slowly but surely goes through every possible continuous sub array within the given array. It uses two for loops to accomplish this. In more detail, this algorithms initialize</text:span><text:span text:style-name="T19">s</text:span><text:span text:style-name="T18"> </text:span><text:span text:style-name="T19">four </text:span><text:span text:style-name="T18">integer type variables: left and right indexes, and local and absolute minimums. </text:span><text:span text:style-name="T19">It then enters a for loop that will execute n times. This will step the algorithm through each index of the array. It resets the local <text:s/>min to zero and enters a second for loop that will execute from the current iteration of the first for loop to the end of the array. Inside this for loop, the algorithm adds the value at the current index to the local minimum and checks if the new local minimum is less than the absolute minimum. If this is true, it sets the absolute minimum to the new local minimum, the left index to the outer loop index, and the right index to the inner loop index.</text:span></text:p>
      <text:p text:style-name="P18"><text:tab/><text:span text:style-name="T35">How I came up with it – This algorithm was my first initial thought at how to solve the given problem. I did not have any outside help.</text:span></text:p>
      <text:p text:style-name="P7"/>
      <text:p text:style-name="P7">Recursive-2: </text:p>
      <text:p text:style-name="P7"><text:tab/><text:span text:style-name="T35">Explanation - <text:s/></text:span><text:span text:style-name="T14">This algorithm finds the min sub array within the given array starting at the last index. It then recursively calls itself, passing in the same array without the last element.</text:span></text:p>
      <text:p text:style-name="P24">In more detail, this algorithm initializes four integer type variables: left and right indexes, and local and absolute minimums. It then enters a for loop that begins from the last index and decrements down to the first. After adding the current index value to the local min, it will check if this new local min is smaller than the absolute min. If this is the case, the absolute min is reestablished as the new local min and the left index is set equal to the current index. <text:span text:style-name="T36">It then checks if the current call is not the base case. If it is not, the algorithm removes the last element from the current array, recursively calls itself with that new array, and sets a new absolute min, left index, and right index if the recursive call finds a smaller abs min.</text:span></text:p>
      <text:p text:style-name="P13"><text:span text:style-name="T11"><text:tab/></text:span><text:span text:style-name="T12">How I came up with it – This algorithm was not my first initial idea on how to solve the problem recursively. I first figured to step forwards through the array and then call the recursion with the first element removed. After giving this some thought, removing the first element from and array is always slower than just removing the last element: so I decided to go with the more efficient solution and index backwards through the array. I did not have any outside help with this strateg</text:span><text:span text:style-name="T36">y.</text:span></text:p>
      <text:p text:style-name="P7"/>
      <text:p text:style-name="P8">Iterative-3: </text:p>
      <text:p text:style-name="P8"><text:span text:style-name="T36"><text:tab/>Explanation -</text:span><text:span text:style-name="T12"> This algorithm steps through the array one time, keeping track of the smallest min sub array at current index, and sets the final min sub array whenever this found min sub array is smaller than the current final min sub array. In more detail, this algorithm initializes four integer type variables: left and right indexes, an absolute min, and a local min. The algorithm then enters a for loop indexing from one to the end of the array. Inside the for loop two checks are performed. First, if the current value at the current index is smaller than the local min summed with itself, the algorithm sets the local min to this number and the left index to the current index. If the current value at the current index is not smaller, the local min is made to be itself summed with the current value at the current index. After this, the algorithm checks if the new local min is less than the absolute min. If this is true, the absolute min is set equal to the new local min and the right index is set equal to the current index.</text:span></text:p>
      <text:p text:style-name="P7"><text:span text:style-name="T11"><text:tab/></text:span><text:span text:style-name="T13">How I came up with it- This algorithm is a spin off of the Kadane algorithm to find the max </text:span><text:soft-page-break/><text:span text:style-name="T13">contiguous sub array. I discovered this algorithm here: </text:span><text:a xlink:type="simple" xlink:href="http://www.geeksforgeeks.org/largest-sum-contiguous-subarray/" text:style-name="Internet_20_link" text:visited-style-name="Visited_20_Internet_20_Link"><text:span text:style-name="T13">http://www.geeksforgeeks.org/largest-sum-contiguous-subarray/</text:span></text:a></text:p>
      <text:p text:style-name="P19"/>
      <text:p text:style-name="P8"><text:s/><text:span text:style-name="T38">PsuedoCode:</text:span></text:p>
      <text:p text:style-name="P8"><text:span text:style-name="T38"/></text:p>
      <text:p text:style-name="P5"><text:span text:style-name="T9">Brute-1: </text:span></text:p>
      <text:p text:style-name="P25"><text:span text:style-name="T9">Brute(A[p...r]: array of integers, size: positive integer)</text:span></text:p>
      <text:p text:style-name="P5"><text:span text:style-name="T10">1</text:span><text:span text:style-name="T9"><text:tab/></text:span><text:span text:style-name="T20">leftindex = </text:span><text:span text:style-name="T24">1</text:span></text:p>
      <text:p text:style-name="P5"><text:span text:style-name="T23">2</text:span><text:span text:style-name="T20"><text:tab/>rightindex = </text:span><text:span text:style-name="T24">1</text:span></text:p>
      <text:p text:style-name="P5"><text:span text:style-name="T23">3</text:span><text:span text:style-name="T20"><text:tab/>absmin = A[0]</text:span></text:p>
      <text:p text:style-name="P5"><text:span text:style-name="T23">4</text:span><text:span text:style-name="T20"><text:tab/></text:span><text:span text:style-name="T25">for</text:span><text:span text:style-name="T20"> i = </text:span><text:span text:style-name="T24">1</text:span><text:span text:style-name="T20"> </text:span><text:span text:style-name="T25">to</text:span><text:span text:style-name="T20"> </text:span><text:span text:style-name="T21">r</text:span></text:p>
      <text:p text:style-name="P5"><text:span text:style-name="T23">5</text:span><text:span text:style-name="T20"><text:tab/><text:tab/>localmin = 0</text:span></text:p>
      <text:p text:style-name="P5"><text:span text:style-name="T23">6</text:span><text:span text:style-name="T20"><text:tab/><text:tab/></text:span><text:span text:style-name="T25">for</text:span><text:span text:style-name="T20"> j = i </text:span><text:span text:style-name="T25">to</text:span><text:span text:style-name="T20"> </text:span><text:span text:style-name="T21">r</text:span></text:p>
      <text:p text:style-name="P5"><text:span text:style-name="T23">7</text:span><text:span text:style-name="T20"><text:tab/><text:tab/><text:tab/>localmin = localmin + A[j]</text:span></text:p>
      <text:p text:style-name="P5"><text:span text:style-name="T23">8</text:span><text:span text:style-name="T20"><text:tab/><text:tab/><text:tab/></text:span><text:span text:style-name="T25">if</text:span><text:span text:style-name="T20"> localmin &lt; absmin</text:span></text:p>
      <text:p text:style-name="P5"><text:span text:style-name="T23">9</text:span><text:span text:style-name="T20"><text:tab/><text:tab/><text:tab/><text:tab/></text:span><text:span text:style-name="T26">then</text:span><text:span text:style-name="T21"> </text:span><text:span text:style-name="T20">absmin = localmin</text:span></text:p>
      <text:p text:style-name="P5"><text:span text:style-name="T23">10</text:span><text:span text:style-name="T20"><text:tab/><text:tab/><text:tab/><text:tab/>leftindex = </text:span><text:span text:style-name="T21">i</text:span></text:p>
      <text:p text:style-name="P5"><text:span text:style-name="T23">11</text:span><text:span text:style-name="T20"><text:tab/><text:tab/><text:tab/><text:tab/>rightindex = j</text:span></text:p>
      <text:p text:style-name="P6"><text:span text:style-name="T23">12</text:span><text:span text:style-name="T20"><text:tab/></text:span><text:span text:style-name="T28">result[0] = absmin</text:span></text:p>
      <text:p text:style-name="P23"><text:span text:style-name="T32">13</text:span><text:span text:style-name="T31"><text:tab/>result[1] = leftindex</text:span></text:p>
      <text:p text:style-name="P23"><text:span text:style-name="T34">14</text:span><text:span text:style-name="T33"><text:tab/>result[2] = rightindex</text:span></text:p>
      <text:p text:style-name="P23"><text:span text:style-name="T34">15</text:span><text:span text:style-name="T33"><text:tab/></text:span><text:span text:style-name="T6">return </text:span><text:span text:style-name="T33">result</text:span></text:p>
      <text:p text:style-name="P3"/>
      <text:p text:style-name="P8">Recursive-2: </text:p>
      <text:p text:style-name="P14"><text:bookmark-start text:name="__DdeLink__1152_2010227554"/>Recursive(A[<text:span text:style-name="T43">1</text:span>...r]: array of integers, size: positive integer)<text:bookmark-end text:name="__DdeLink__1152_2010227554"/></text:p>
      <text:p text:style-name="P8"><text:span text:style-name="T42">1</text:span><text:tab/><text:span text:style-name="T15">localmin = 0</text:span></text:p>
      <text:p text:style-name="P20"><text:span text:style-name="T42">2</text:span><text:tab/><text:span text:style-name="T40">rightindex = r</text:span></text:p>
      <text:p text:style-name="P20"><text:span text:style-name="T42">3</text:span><text:tab/><text:span text:style-name="T40">leftindex = rightindex</text:span></text:p>
      <text:p text:style-name="P20"><text:span text:style-name="T42">4</text:span><text:tab/><text:span text:style-name="T40">absmin = A[rightindex]</text:span></text:p>
      <text:p text:style-name="P20"><text:span text:style-name="T42">5</text:span><text:tab/><text:span text:style-name="T3">for</text:span><text:span text:style-name="T40"> i = rightindex </text:span><text:span text:style-name="T3">downto</text:span><text:span text:style-name="T40"> 1</text:span></text:p>
      <text:p text:style-name="P20"><text:span text:style-name="T42">6</text:span><text:tab/><text:tab/><text:span text:style-name="T40">localmin += A[i]</text:span></text:p>
      <text:p text:style-name="P20"><text:span text:style-name="T42">7</text:span><text:tab/><text:tab/><text:span text:style-name="T3">if</text:span><text:span text:style-name="T40"> localmin &lt; absmin</text:span></text:p>
      <text:p text:style-name="P21"><text:span text:style-name="T42">8</text:span><text:tab/><text:tab/><text:tab/><text:span text:style-name="T3">then </text:span><text:span text:style-name="T29">absmin = localmin</text:span></text:p>
      <text:p text:style-name="P21"><text:span text:style-name="T32">9</text:span><text:span text:style-name="T29"><text:tab/><text:tab/><text:tab/>leftindex = </text:span><text:span text:style-name="T30">i</text:span></text:p>
      <text:p text:style-name="P23"><text:span text:style-name="T32">10</text:span><text:span text:style-name="T29"><text:tab/></text:span><text:bookmark-start text:name="__DdeLink__1154_2010227554"/><text:span text:style-name="T31">result[0] = absmin</text:span></text:p>
      <text:p text:style-name="P23"><text:span text:style-name="T32">11</text:span><text:span text:style-name="T31"><text:tab/>result[1] = leftindex</text:span></text:p>
      <text:p text:style-name="P23"><text:span text:style-name="T32">12</text:span><text:span text:style-name="T31"><text:tab/>result[2] = rightindex</text:span><text:bookmark-end text:name="__DdeLink__1154_2010227554"/><text:span text:style-name="T29"><text:tab/></text:span></text:p>
      <text:p text:style-name="P23"><text:span text:style-name="T32">13</text:span><text:span text:style-name="T29"><text:tab/></text:span><text:span text:style-name="T4">if </text:span><text:span text:style-name="T30">size &gt; 1</text:span></text:p>
      <text:p text:style-name="P22"><text:span text:style-name="T32">14</text:span><text:span text:style-name="T30"><text:tab/><text:tab/></text:span><text:span text:style-name="T4">then </text:span><text:span text:style-name="T31">X</text:span><text:span text:style-name="T30"> = Recursive(A[p+1,r])</text:span></text:p>
      <text:p text:style-name="P22"><text:span text:style-name="T32">15</text:span><text:span text:style-name="T30"><text:tab/><text:tab/></text:span><text:span text:style-name="T4">if </text:span><text:span text:style-name="T31">X</text:span><text:span text:style-name="T30">[0] &lt; absmin</text:span></text:p>
      <text:p text:style-name="P22"><text:span text:style-name="T32">16</text:span><text:span text:style-name="T30"><text:tab/><text:tab/><text:tab/></text:span><text:span text:style-name="T4">then </text:span><text:span text:style-name="T30">result = </text:span><text:span text:style-name="T31">X</text:span></text:p>
      <text:p text:style-name="P22"><text:span text:style-name="T32">17</text:span><text:span text:style-name="T30"><text:tab/></text:span><text:span text:style-name="T4">return</text:span><text:span text:style-name="T30"> result</text:span><text:span text:style-name="T29"><text:tab/></text:span><text:span text:style-name="T3"> </text:span></text:p>
      <text:p text:style-name="P8"><text:span text:style-name="T14"/></text:p>
      <text:p text:style-name="P8">Iterative-3: </text:p>
      <text:p text:style-name="P10"><text:span text:style-name="T40">Iterative(A[1...r]: array of integers, size: positive integer)</text:span></text:p>
      <text:p text:style-name="P10"><text:span text:style-name="T42">1</text:span><text:tab/><text:span text:style-name="T41">absmin = A[1]</text:span></text:p>
      <text:p text:style-name="P10"><text:span text:style-name="T42">2</text:span><text:tab/><text:span text:style-name="T41">localmin = absmin;</text:span></text:p>
      <text:p text:style-name="P10"><text:soft-page-break/><text:span text:style-name="T42">3</text:span><text:tab/><text:span text:style-name="T41">leftindex = 1</text:span></text:p>
      <text:p text:style-name="P10"><text:span text:style-name="T42">4</text:span><text:tab/><text:span text:style-name="T41">rightindex = leftindex</text:span></text:p>
      <text:p text:style-name="P11"><text:span text:style-name="T42">5</text:span><text:tab/><text:span text:style-name="T5">for</text:span><text:span text:style-name="T41"> i = 2 </text:span><text:span text:style-name="T5">to</text:span><text:span text:style-name="T31"> r</text:span></text:p>
      <text:p text:style-name="P11"><text:span text:style-name="T32">6</text:span><text:span text:style-name="T31"><text:tab/><text:tab/></text:span><text:span text:style-name="T5">if</text:span><text:span text:style-name="T31"> A[i] &lt; localmin + A[i]</text:span></text:p>
      <text:p text:style-name="P11"><text:span text:style-name="T32">7</text:span><text:span text:style-name="T31"><text:tab/><text:tab/><text:tab/></text:span><text:span text:style-name="T5">then </text:span><text:span text:style-name="T31">localmin = A[i]</text:span></text:p>
      <text:p text:style-name="P11"><text:span text:style-name="T32">8</text:span><text:span text:style-name="T31"><text:tab/><text:tab/><text:tab/>leftindex = i</text:span><text:span text:style-name="T41"> </text:span></text:p>
      <text:p text:style-name="P11"><text:span text:style-name="T42">9</text:span><text:tab/><text:tab/><text:span text:style-name="T5">else</text:span></text:p>
      <text:p text:style-name="P11"><text:span text:style-name="T32">10</text:span><text:span text:style-name="T31"><text:tab/><text:tab/><text:tab/>localmin = localmin + A[i]</text:span></text:p>
      <text:p text:style-name="P11"><text:span text:style-name="T32">11</text:span><text:span text:style-name="T31"><text:tab/><text:tab/></text:span><text:span text:style-name="T5">if </text:span><text:span text:style-name="T31">localmin &lt; absmin</text:span></text:p>
      <text:p text:style-name="P11"><text:span text:style-name="T32">12</text:span><text:span text:style-name="T31"><text:tab/><text:tab/><text:tab/></text:span><text:span text:style-name="T5">then </text:span><text:span text:style-name="T31">absmin = localmin</text:span></text:p>
      <text:p text:style-name="P11"><text:span text:style-name="T32">13</text:span><text:span text:style-name="T31"><text:tab/><text:tab/><text:tab/>rightindex = i</text:span></text:p>
      <text:p text:style-name="P8"><text:span text:style-name="T17">14</text:span><text:span text:style-name="T12"><text:tab/></text:span><text:span text:style-name="T16">result[0] = absmin</text:span></text:p>
      <text:p text:style-name="P8"><text:span text:style-name="T17">15</text:span><text:span text:style-name="T16"><text:tab/>result[1] = lefindex</text:span></text:p>
      <text:p text:style-name="P8"><text:span text:style-name="T17">16</text:span><text:span text:style-name="T16"><text:tab/>result[2] = rightindex</text:span></text:p>
      <text:p text:style-name="P8"><text:span text:style-name="T17">17</text:span><text:span text:style-name="T16"><text:tab/></text:span><text:span text:style-name="T27">return </text:span><text:span text:style-name="T28">result</text:span></text:p>
      <text:p text:style-name="P8"><text:span text:style-name="T12"/></text:p>
      <text:p text:style-name="P9"><text:s/><text:span text:style-name="T39">T(n) calculations:</text:span></text:p>
      <text:p text:style-name="P9"/>
      <text:p text:style-name="P9"><text:bookmark-start text:name="__DdeLink__1149_2010227554"/>Brute-1:</text:p>
      <text:p text:style-name="P12"/>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8">Step</text:p>
          </table:table-cell>
          <table:table-cell table:style-name="Table1.A1" office:value-type="string">
            <text:p text:style-name="P28">Cost of single execution</text:p>
          </table:table-cell>
          <table:table-cell table:style-name="Table1.A1" office:value-type="string">
            <text:p text:style-name="P28"># of times executed</text:p>
          </table:table-cell>
          <table:table-cell table:style-name="Table1.A1" office:value-type="string">
            <text:p text:style-name="P28">Total cost of step = column 2 * column 3</text:p>
          </table:table-cell>
        </table:table-row>
        <table:table-row table:style-name="Table1.1">
          <table:table-cell table:style-name="Table1.A1" office:value-type="string">
            <text:p text:style-name="P28">1</text:p>
          </table:table-cell>
          <table:table-cell table:style-name="Table1.A1" office:value-type="string">
            <text:p text:style-name="P31">1</text:p>
          </table:table-cell>
          <table:table-cell table:style-name="Table1.A1" office:value-type="string">
            <text:p text:style-name="P31">n</text:p>
          </table:table-cell>
          <table:table-cell table:style-name="Table1.A1" office:value-type="string">
            <text:p text:style-name="P31">n</text:p>
          </table:table-cell>
        </table:table-row>
        <table:table-row table:style-name="Table1.1">
          <table:table-cell table:style-name="Table1.A1" office:value-type="string">
            <text:p text:style-name="P28">2</text:p>
          </table:table-cell>
          <table:table-cell table:style-name="Table1.A1" office:value-type="string">
            <text:p text:style-name="P31">3</text:p>
          </table:table-cell>
          <table:table-cell table:style-name="Table1.A1" office:value-type="string">
            <text:p text:style-name="P31">n-1</text:p>
          </table:table-cell>
          <table:table-cell table:style-name="Table1.A1" office:value-type="string">
            <text:p text:style-name="P31">3*(n-1)</text:p>
          </table:table-cell>
        </table:table-row>
        <table:table-row table:style-name="Table1.1">
          <table:table-cell table:style-name="Table1.A1" office:value-type="string">
            <text:p text:style-name="P28">3</text:p>
          </table:table-cell>
          <table:table-cell table:style-name="Table1.A1" office:value-type="string">
            <text:p text:style-name="P31">1</text:p>
          </table:table-cell>
          <table:table-cell table:style-name="Table1.A1" office:value-type="string">
            <text:p text:style-name="P1"/>
            <text:p text:style-name="P31"><text:span text:style-name="T1"><draw:frame draw:style-name="fr1" draw:name="Object3" text:anchor-type="as-char" svg:width="0.7783in" svg:height="0.4492in" draw:z-index="0"><draw:object xlink:href="./Object 1" xlink:type="simple" xlink:show="embed" xlink:actuate="onLoad"/><draw:image xlink:href="./ObjectReplacements/Object 1" xlink:type="simple" xlink:show="embed" xlink:actuate="onLoad"/><svg:desc>formula</svg:desc></draw:frame></text:span><text:span text:style-name="T1">= </text:span><text:span text:style-name="T1"><draw:frame draw:style-name="fr1" draw:name="Object1" text:anchor-type="as-char" svg:width="0.3528in" svg:height="0.4492in" draw:z-index="1"><draw:object xlink:href="./Object 2" xlink:type="simple" xlink:show="embed" xlink:actuate="onLoad"/><draw:image xlink:href="./ObjectReplacements/Object 2" xlink:type="simple" xlink:show="embed" xlink:actuate="onLoad"/><svg:desc>formula</svg:desc></draw:frame></text:span></text:p>
          </table:table-cell>
          <table:table-cell table:style-name="Table1.A1" office:value-type="string">
            <text:p text:style-name="P26"/>
            <text:p text:style-name="P31">(n(n+1)/2 – 1)</text:p>
          </table:table-cell>
        </table:table-row>
        <table:table-row table:style-name="Table1.1">
          <table:table-cell table:style-name="Table1.A1" office:value-type="string">
            <text:p text:style-name="P28">4</text:p>
          </table:table-cell>
          <table:table-cell table:style-name="Table1.A1" office:value-type="string">
            <text:p text:style-name="P31">10</text:p>
          </table:table-cell>
          <table:table-cell table:style-name="Table1.A1" office:value-type="string">
            <text:p text:style-name="P2"/>
            <text:p text:style-name="P31"><draw:frame draw:style-name="fr1" draw:name="Object2" text:anchor-type="as-char" svg:width="0.5811in" svg:height="0.4492in" draw:z-index="2"><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26"/>
            <text:p text:style-name="P31">10(n(n-1)/2)</text:p>
          </table:table-cell>
        </table:table-row>
        <table:table-row table:style-name="Table1.1">
          <table:table-cell table:style-name="Table1.A1" office:value-type="string">
            <text:p text:style-name="P28">5</text:p>
          </table:table-cell>
          <table:table-cell table:style-name="Table1.A1" office:value-type="string">
            <text:p text:style-name="P31">3</text:p>
          </table:table-cell>
          <table:table-cell table:style-name="Table1.A1" office:value-type="string">
            <text:p text:style-name="P31">n-1</text:p>
          </table:table-cell>
          <table:table-cell table:style-name="Table1.A1" office:value-type="string">
            <text:p text:style-name="P31">3(n-1)</text:p>
          </table:table-cell>
        </table:table-row>
        <table:table-row table:style-name="Table1.1">
          <table:table-cell table:style-name="Table1.A1" office:value-type="string">
            <text:p text:style-name="P28">6</text:p>
          </table:table-cell>
          <table:table-cell table:style-name="Table1.A1" office:value-type="string">
            <text:p text:style-name="P31">4</text:p>
          </table:table-cell>
          <table:table-cell table:style-name="Table1.A1" office:value-type="string">
            <text:p text:style-name="P31">n-1</text:p>
          </table:table-cell>
          <table:table-cell table:style-name="Table1.A1" office:value-type="string">
            <text:p text:style-name="P31">4(n-1)</text:p>
          </table:table-cell>
        </table:table-row>
        <table:table-row table:style-name="Table1.1">
          <table:table-cell table:style-name="Table1.A1" office:value-type="string">
            <text:p text:style-name="P28">7</text:p>
          </table:table-cell>
          <table:table-cell table:style-name="Table1.A1" office:value-type="string">
            <text:p text:style-name="P31">6</text:p>
          </table:table-cell>
          <table:table-cell table:style-name="Table1.A1" office:value-type="string">
            <text:p text:style-name="P31">n-1</text:p>
          </table:table-cell>
          <table:table-cell table:style-name="Table1.A1" office:value-type="string">
            <text:p text:style-name="P31">6(n-1)</text:p>
          </table:table-cell>
        </table:table-row>
        <table:table-row table:style-name="Table1.1">
          <table:table-cell table:style-name="Table1.A1" office:value-type="string">
            <text:p text:style-name="P28">8</text:p>
          </table:table-cell>
          <table:table-cell table:style-name="Table1.A1" office:value-type="string">
            <text:p text:style-name="P31">4</text:p>
          </table:table-cell>
          <table:table-cell table:style-name="Table1.A1" office:value-type="string">
            <text:p text:style-name="P31">n-1</text:p>
          </table:table-cell>
          <table:table-cell table:style-name="Table1.A1" office:value-type="string">
            <text:p text:style-name="P31">4(n-1)</text:p>
          </table:table-cell>
        </table:table-row>
        <table:table-row table:style-name="Table1.1">
          <table:table-cell table:style-name="Table1.A10" office:value-type="string">
            <text:p text:style-name="P29">9</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
          <table:table-cell table:style-name="Table1.A10" office:value-type="string">
            <text:p text:style-name="P29">10</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
          <table:table-cell table:style-name="Table1.A10" office:value-type="string">
            <text:p text:style-name="P29">11</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ext:soft-page-break/>
        <table:table-row table:style-name="Table1.1">
          <table:table-cell table:style-name="Table1.A10" office:value-type="string">
            <text:p text:style-name="P29">12</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
          <table:table-cell table:style-name="Table1.A10" office:value-type="string">
            <text:p text:style-name="P29">13</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
          <table:table-cell table:style-name="Table1.A10" office:value-type="string">
            <text:p text:style-name="P29">14</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
          <table:table-cell table:style-name="Table1.A10" office:value-type="string">
            <text:p text:style-name="P29">15</text:p>
          </table:table-cell>
          <table:table-cell table:style-name="Table1.A10" office:value-type="string">
            <text:p text:style-name="P31"/>
          </table:table-cell>
          <table:table-cell table:style-name="Table1.A10" office:value-type="string">
            <text:p text:style-name="P31"/>
          </table:table-cell>
          <table:table-cell table:style-name="Table1.A10" office:value-type="string">
            <text:p text:style-name="P31"/>
          </table:table-cell>
        </table:table-row>
        <table:table-row table:style-name="Table1.17">
          <table:table-cell table:style-name="Table1.A1" office:value-type="string">
            <text:p text:style-name="P28"><text:span text:style-name="T2">T(n)</text:span></text:p>
          </table:table-cell>
          <table:table-cell table:style-name="Table1.A1" table:number-columns-spanned="3" office:value-type="string">
            <text:p text:style-name="P26">T(n) = n + 3(n-1) + (n(n+1)/2 – 1) + 10(n(n-1)/2) + 3(n-1) + 4(n-1) + 6(n-1) + 4(n-1)</text:p>
            <text:p text:style-name="P26">= ((1+10)/2)n<text:span text:style-name="T7">2 </text:span><text:span text:style-name="T8">+ (1+3+(1-10)/2+3+4+6+4)n – (3+1+3+4+6+4)</text:span></text:p>
            <text:p text:style-name="P31"><text:span text:style-name="T8">= (11/2)n</text:span><text:span text:style-name="T7">2</text:span><text:span text:style-name="T8"> + (33/2)n - 21</text:span></text:p>
          </table:table-cell>
          <table:covered-table-cell/>
          <table:covered-table-cell/>
        </table:table-row>
      </table:table>
      <text:p text:style-name="P12"/>
      <text:p text:style-name="P9">Recursive-2: </text:p>
      <text:p text:style-name="P9"/>
      <text:p text:style-name="P12"/>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28">Step</text:p>
          </table:table-cell>
          <table:table-cell table:style-name="Table2.A1" office:value-type="string">
            <text:p text:style-name="P28">Cost of single execution</text:p>
          </table:table-cell>
          <table:table-cell table:style-name="Table2.A1" office:value-type="string">
            <text:p text:style-name="P28"># of times executed</text:p>
          </table:table-cell>
          <table:table-cell table:style-name="Table2.A1" office:value-type="string">
            <text:p text:style-name="P28">Total cost of step = column 2 * column 3</text:p>
          </table:table-cell>
        </table:table-row>
        <table:table-row table:style-name="Table2.1">
          <table:table-cell table:style-name="Table2.A1" office:value-type="string">
            <text:p text:style-name="P28">1</text:p>
          </table:table-cell>
          <table:table-cell table:style-name="Table2.A1" office:value-type="string">
            <text:p text:style-name="P31">1</text:p>
          </table:table-cell>
          <table:table-cell table:style-name="Table2.A1" office:value-type="string">
            <text:p text:style-name="P31">n</text:p>
          </table:table-cell>
          <table:table-cell table:style-name="Table2.A1" office:value-type="string">
            <text:p text:style-name="P31">n</text:p>
          </table:table-cell>
        </table:table-row>
        <table:table-row table:style-name="Table2.1">
          <table:table-cell table:style-name="Table2.A1" office:value-type="string">
            <text:p text:style-name="P28">2</text:p>
          </table:table-cell>
          <table:table-cell table:style-name="Table2.A1" office:value-type="string">
            <text:p text:style-name="P31">3</text:p>
          </table:table-cell>
          <table:table-cell table:style-name="Table2.A1" office:value-type="string">
            <text:p text:style-name="P31">n-1</text:p>
          </table:table-cell>
          <table:table-cell table:style-name="Table2.A1" office:value-type="string">
            <text:p text:style-name="P31">3*(n-1)</text:p>
          </table:table-cell>
        </table:table-row>
        <table:table-row table:style-name="Table2.1">
          <table:table-cell table:style-name="Table2.A1" office:value-type="string">
            <text:p text:style-name="P28">3</text:p>
          </table:table-cell>
          <table:table-cell table:style-name="Table2.A1" office:value-type="string">
            <text:p text:style-name="P31">1</text:p>
          </table:table-cell>
          <table:table-cell table:style-name="Table2.A1" office:value-type="string">
            <text:p text:style-name="P1"/>
            <text:p text:style-name="P31"><text:span text:style-name="T1"><draw:frame draw:style-name="fr1" draw:name="Object4" text:anchor-type="as-char" svg:width="0.7783in" svg:height="0.4492in" draw:z-index="3"><draw:object xlink:href="./Object 4" xlink:type="simple" xlink:show="embed" xlink:actuate="onLoad"/><draw:image xlink:href="./ObjectReplacements/Object 4" xlink:type="simple" xlink:show="embed" xlink:actuate="onLoad"/><svg:desc>formula</svg:desc></draw:frame></text:span><text:span text:style-name="T1">= </text:span><text:span text:style-name="T1"><draw:frame draw:style-name="fr1" draw:name="Object5" text:anchor-type="as-char" svg:width="0.3528in" svg:height="0.4492in" draw:z-index="4"><draw:object xlink:href="./Object 5" xlink:type="simple" xlink:show="embed" xlink:actuate="onLoad"/><draw:image xlink:href="./ObjectReplacements/Object 5" xlink:type="simple" xlink:show="embed" xlink:actuate="onLoad"/><svg:desc>formula</svg:desc></draw:frame></text:span></text:p>
          </table:table-cell>
          <table:table-cell table:style-name="Table2.A1" office:value-type="string">
            <text:p text:style-name="P26"/>
            <text:p text:style-name="P31">(n(n+1)/2 – 1)</text:p>
          </table:table-cell>
        </table:table-row>
        <table:table-row table:style-name="Table2.1">
          <table:table-cell table:style-name="Table2.A1" office:value-type="string">
            <text:p text:style-name="P28">4</text:p>
          </table:table-cell>
          <table:table-cell table:style-name="Table2.A1" office:value-type="string">
            <text:p text:style-name="P31">10</text:p>
          </table:table-cell>
          <table:table-cell table:style-name="Table2.A1" office:value-type="string">
            <text:p text:style-name="P2"/>
            <text:p text:style-name="P31"><draw:frame draw:style-name="fr1" draw:name="Object6" text:anchor-type="as-char" svg:width="0.5811in" svg:height="0.4492in" draw:z-index="5"><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26"/>
            <text:p text:style-name="P31">10(n(n-1)/2)</text:p>
          </table:table-cell>
        </table:table-row>
        <table:table-row table:style-name="Table2.1">
          <table:table-cell table:style-name="Table2.A1" office:value-type="string">
            <text:p text:style-name="P28">5</text:p>
          </table:table-cell>
          <table:table-cell table:style-name="Table2.A1" office:value-type="string">
            <text:p text:style-name="P31">3</text:p>
          </table:table-cell>
          <table:table-cell table:style-name="Table2.A1" office:value-type="string">
            <text:p text:style-name="P31">n-1</text:p>
          </table:table-cell>
          <table:table-cell table:style-name="Table2.A1" office:value-type="string">
            <text:p text:style-name="P31">3(n-1)</text:p>
          </table:table-cell>
        </table:table-row>
        <table:table-row table:style-name="Table2.1">
          <table:table-cell table:style-name="Table2.A1" office:value-type="string">
            <text:p text:style-name="P28">6</text:p>
          </table:table-cell>
          <table:table-cell table:style-name="Table2.A1" office:value-type="string">
            <text:p text:style-name="P31">4</text:p>
          </table:table-cell>
          <table:table-cell table:style-name="Table2.A1" office:value-type="string">
            <text:p text:style-name="P31">n-1</text:p>
          </table:table-cell>
          <table:table-cell table:style-name="Table2.A1" office:value-type="string">
            <text:p text:style-name="P31">4(n-1)</text:p>
          </table:table-cell>
        </table:table-row>
        <table:table-row table:style-name="Table2.1">
          <table:table-cell table:style-name="Table2.A1" office:value-type="string">
            <text:p text:style-name="P28">7</text:p>
          </table:table-cell>
          <table:table-cell table:style-name="Table2.A1" office:value-type="string">
            <text:p text:style-name="P31">6</text:p>
          </table:table-cell>
          <table:table-cell table:style-name="Table2.A1" office:value-type="string">
            <text:p text:style-name="P31">n-1</text:p>
          </table:table-cell>
          <table:table-cell table:style-name="Table2.A1" office:value-type="string">
            <text:p text:style-name="P31">6(n-1)</text:p>
          </table:table-cell>
        </table:table-row>
        <table:table-row table:style-name="Table2.1">
          <table:table-cell table:style-name="Table2.A1" office:value-type="string">
            <text:p text:style-name="P28">8</text:p>
          </table:table-cell>
          <table:table-cell table:style-name="Table2.A1" office:value-type="string">
            <text:p text:style-name="P31">4</text:p>
          </table:table-cell>
          <table:table-cell table:style-name="Table2.A1" office:value-type="string">
            <text:p text:style-name="P31">n-1</text:p>
          </table:table-cell>
          <table:table-cell table:style-name="Table2.A1" office:value-type="string">
            <text:p text:style-name="P31">4(n-1)</text:p>
          </table:table-cell>
        </table:table-row>
        <table:table-row table:style-name="Table2.1">
          <table:table-cell table:style-name="Table2.A10" office:value-type="string">
            <text:p text:style-name="P29">9</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0</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1</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2</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3</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4</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ext:soft-page-break/>
        <table:table-row table:style-name="Table2.1">
          <table:table-cell table:style-name="Table2.A10" office:value-type="string">
            <text:p text:style-name="P29">15</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6</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
          <table:table-cell table:style-name="Table2.A10" office:value-type="string">
            <text:p text:style-name="P29">17</text:p>
          </table:table-cell>
          <table:table-cell table:style-name="Table2.A10" office:value-type="string">
            <text:p text:style-name="P31"/>
          </table:table-cell>
          <table:table-cell table:style-name="Table2.A10" office:value-type="string">
            <text:p text:style-name="P31"/>
          </table:table-cell>
          <table:table-cell table:style-name="Table2.A10" office:value-type="string">
            <text:p text:style-name="P31"/>
          </table:table-cell>
        </table:table-row>
        <table:table-row table:style-name="Table2.19">
          <table:table-cell table:style-name="Table2.A1" office:value-type="string">
            <text:p text:style-name="P28"><text:span text:style-name="T2">T(n)</text:span></text:p>
          </table:table-cell>
          <table:table-cell table:style-name="Table2.A1" table:number-columns-spanned="3" office:value-type="string">
            <text:p text:style-name="P26">T(n) = n + 3(n-1) + (n(n+1)/2 – 1) + 10(n(n-1)/2) + 3(n-1) + 4(n-1) + 6(n-1) + 4(n-1)</text:p>
            <text:p text:style-name="P26">= ((1+10)/2)n<text:span text:style-name="T7">2 </text:span><text:span text:style-name="T8">+ (1+3+(1-10)/2+3+4+6+4)n – (3+1+3+4+6+4)</text:span></text:p>
            <text:p text:style-name="P31"><text:span text:style-name="T8">= (11/2)n</text:span><text:span text:style-name="T7">2</text:span><text:span text:style-name="T8"> + (33/2)n - 21</text:span></text:p>
          </table:table-cell>
          <table:covered-table-cell/>
          <table:covered-table-cell/>
        </table:table-row>
      </table:table>
      <text:p text:style-name="P12"/>
      <text:p text:style-name="P9">Iterative-3: <text:bookmark-end text:name="__DdeLink__1149_2010227554"/></text:p>
      <text:p text:style-name="P3"/>
      <text:p text:style-name="P26"/>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8">Step</text:p>
          </table:table-cell>
          <table:table-cell table:style-name="Table3.A1" office:value-type="string">
            <text:p text:style-name="P28">Cost of single execution</text:p>
          </table:table-cell>
          <table:table-cell table:style-name="Table3.A1" office:value-type="string">
            <text:p text:style-name="P28"># of times executed</text:p>
          </table:table-cell>
          <table:table-cell table:style-name="Table3.A1" office:value-type="string">
            <text:p text:style-name="P28">Total cost of step = column 2 * column 3</text:p>
          </table:table-cell>
        </table:table-row>
        <table:table-row table:style-name="Table3.1">
          <table:table-cell table:style-name="Table3.A1" office:value-type="string">
            <text:p text:style-name="P28">1</text:p>
          </table:table-cell>
          <table:table-cell table:style-name="Table3.A1" office:value-type="string">
            <text:p text:style-name="P31">1</text:p>
          </table:table-cell>
          <table:table-cell table:style-name="Table3.A1" office:value-type="string">
            <text:p text:style-name="P31">n</text:p>
          </table:table-cell>
          <table:table-cell table:style-name="Table3.A1" office:value-type="string">
            <text:p text:style-name="P31">n</text:p>
          </table:table-cell>
        </table:table-row>
        <table:table-row table:style-name="Table3.1">
          <table:table-cell table:style-name="Table3.A1" office:value-type="string">
            <text:p text:style-name="P28">2</text:p>
          </table:table-cell>
          <table:table-cell table:style-name="Table3.A1" office:value-type="string">
            <text:p text:style-name="P31">3</text:p>
          </table:table-cell>
          <table:table-cell table:style-name="Table3.A1" office:value-type="string">
            <text:p text:style-name="P31">n-1</text:p>
          </table:table-cell>
          <table:table-cell table:style-name="Table3.A1" office:value-type="string">
            <text:p text:style-name="P31">3*(n-1)</text:p>
          </table:table-cell>
        </table:table-row>
        <table:table-row table:style-name="Table3.1">
          <table:table-cell table:style-name="Table3.A1" office:value-type="string">
            <text:p text:style-name="P28">3</text:p>
          </table:table-cell>
          <table:table-cell table:style-name="Table3.A1" office:value-type="string">
            <text:p text:style-name="P31">1</text:p>
          </table:table-cell>
          <table:table-cell table:style-name="Table3.A1" office:value-type="string">
            <text:p text:style-name="P1"/>
            <text:p text:style-name="P31"><text:span text:style-name="T1"><draw:frame draw:style-name="fr1" draw:name="Object7" text:anchor-type="as-char" svg:width="0.7783in" svg:height="0.4492in" draw:z-index="6"><draw:object xlink:href="./Object 7" xlink:type="simple" xlink:show="embed" xlink:actuate="onLoad"/><draw:image xlink:href="./ObjectReplacements/Object 7" xlink:type="simple" xlink:show="embed" xlink:actuate="onLoad"/><svg:desc>formula</svg:desc></draw:frame></text:span><text:span text:style-name="T1">= </text:span><text:span text:style-name="T1"><draw:frame draw:style-name="fr1" draw:name="Object8" text:anchor-type="as-char" svg:width="0.3528in" svg:height="0.4492in" draw:z-index="7"><draw:object xlink:href="./Object 8" xlink:type="simple" xlink:show="embed" xlink:actuate="onLoad"/><draw:image xlink:href="./ObjectReplacements/Object 8" xlink:type="simple" xlink:show="embed" xlink:actuate="onLoad"/><svg:desc>formula</svg:desc></draw:frame></text:span></text:p>
          </table:table-cell>
          <table:table-cell table:style-name="Table3.A1" office:value-type="string">
            <text:p text:style-name="P26"/>
            <text:p text:style-name="P31">(n(n+1)/2 – 1)</text:p>
          </table:table-cell>
        </table:table-row>
        <table:table-row table:style-name="Table3.1">
          <table:table-cell table:style-name="Table3.A1" office:value-type="string">
            <text:p text:style-name="P28">4</text:p>
          </table:table-cell>
          <table:table-cell table:style-name="Table3.A1" office:value-type="string">
            <text:p text:style-name="P31">10</text:p>
          </table:table-cell>
          <table:table-cell table:style-name="Table3.A1" office:value-type="string">
            <text:p text:style-name="P2"/>
            <text:p text:style-name="P31"><draw:frame draw:style-name="fr1" draw:name="Object9" text:anchor-type="as-char" svg:width="0.5811in" svg:height="0.4492in" draw:z-index="8"><draw:object xlink:href="./Object 9" xlink:type="simple" xlink:show="embed" xlink:actuate="onLoad"/><draw:image xlink:href="./ObjectReplacements/Object 9" xlink:type="simple" xlink:show="embed" xlink:actuate="onLoad"/><svg:desc>formula</svg:desc></draw:frame></text:p>
          </table:table-cell>
          <table:table-cell table:style-name="Table3.A1" office:value-type="string">
            <text:p text:style-name="P26"/>
            <text:p text:style-name="P31">10(n(n-1)/2)</text:p>
          </table:table-cell>
        </table:table-row>
        <table:table-row table:style-name="Table3.1">
          <table:table-cell table:style-name="Table3.A1" office:value-type="string">
            <text:p text:style-name="P28">5</text:p>
          </table:table-cell>
          <table:table-cell table:style-name="Table3.A1" office:value-type="string">
            <text:p text:style-name="P31">3</text:p>
          </table:table-cell>
          <table:table-cell table:style-name="Table3.A1" office:value-type="string">
            <text:p text:style-name="P31">n-1</text:p>
          </table:table-cell>
          <table:table-cell table:style-name="Table3.A1" office:value-type="string">
            <text:p text:style-name="P31">3(n-1)</text:p>
          </table:table-cell>
        </table:table-row>
        <table:table-row table:style-name="Table3.1">
          <table:table-cell table:style-name="Table3.A1" office:value-type="string">
            <text:p text:style-name="P28">6</text:p>
          </table:table-cell>
          <table:table-cell table:style-name="Table3.A1" office:value-type="string">
            <text:p text:style-name="P31">4</text:p>
          </table:table-cell>
          <table:table-cell table:style-name="Table3.A1" office:value-type="string">
            <text:p text:style-name="P31">n-1</text:p>
          </table:table-cell>
          <table:table-cell table:style-name="Table3.A1" office:value-type="string">
            <text:p text:style-name="P31">4(n-1)</text:p>
          </table:table-cell>
        </table:table-row>
        <table:table-row table:style-name="Table3.1">
          <table:table-cell table:style-name="Table3.A1" office:value-type="string">
            <text:p text:style-name="P28">7</text:p>
          </table:table-cell>
          <table:table-cell table:style-name="Table3.A1" office:value-type="string">
            <text:p text:style-name="P31">6</text:p>
          </table:table-cell>
          <table:table-cell table:style-name="Table3.A1" office:value-type="string">
            <text:p text:style-name="P31">n-1</text:p>
          </table:table-cell>
          <table:table-cell table:style-name="Table3.A1" office:value-type="string">
            <text:p text:style-name="P31">6(n-1)</text:p>
          </table:table-cell>
        </table:table-row>
        <table:table-row table:style-name="Table3.1">
          <table:table-cell table:style-name="Table3.A1" office:value-type="string">
            <text:p text:style-name="P28">8</text:p>
          </table:table-cell>
          <table:table-cell table:style-name="Table3.A1" office:value-type="string">
            <text:p text:style-name="P31">4</text:p>
          </table:table-cell>
          <table:table-cell table:style-name="Table3.A1" office:value-type="string">
            <text:p text:style-name="P31">n-1</text:p>
          </table:table-cell>
          <table:table-cell table:style-name="Table3.A1" office:value-type="string">
            <text:p text:style-name="P31">4(n-1)</text:p>
          </table:table-cell>
        </table:table-row>
        <table:table-row table:style-name="Table3.1">
          <table:table-cell table:style-name="Table3.A10" office:value-type="string">
            <text:p text:style-name="P29">9</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0</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1</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2</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3</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4</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5</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
          <table:table-cell table:style-name="Table3.A10" office:value-type="string">
            <text:p text:style-name="P29">16</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ext:soft-page-break/>
        <table:table-row table:style-name="Table3.1">
          <table:table-cell table:style-name="Table3.A10" office:value-type="string">
            <text:p text:style-name="P29">17</text:p>
          </table:table-cell>
          <table:table-cell table:style-name="Table3.A10" office:value-type="string">
            <text:p text:style-name="P31"/>
          </table:table-cell>
          <table:table-cell table:style-name="Table3.A10" office:value-type="string">
            <text:p text:style-name="P31"/>
          </table:table-cell>
          <table:table-cell table:style-name="Table3.A10" office:value-type="string">
            <text:p text:style-name="P31"/>
          </table:table-cell>
        </table:table-row>
        <table:table-row table:style-name="Table3.19">
          <table:table-cell table:style-name="Table3.A1" office:value-type="string">
            <text:p text:style-name="P28"><text:span text:style-name="T2">T(n)</text:span></text:p>
          </table:table-cell>
          <table:table-cell table:style-name="Table3.A1" table:number-columns-spanned="3" office:value-type="string">
            <text:p text:style-name="P26">T(n) = n + 3(n-1) + (n(n+1)/2 – 1) + 10(n(n-1)/2) + 3(n-1) + 4(n-1) + 6(n-1) + 4(n-1)</text:p>
            <text:p text:style-name="P26">= ((1+10)/2)n<text:span text:style-name="T7">2 </text:span><text:span text:style-name="T8">+ (1+3+(1-10)/2+3+4+6+4)n – (3+1+3+4+6+4)</text:span></text:p>
            <text:p text:style-name="P31"><text:span text:style-name="T8">= (11/2)n</text:span><text:span text:style-name="T7">2</text:span><text:span text:style-name="T8"> + (33/2)n - 21</text:span></text:p>
          </table:table-cell>
          <table:covered-table-cell/>
          <table:covered-table-cell/>
        </table:table-row>
      </table:table>
      <text:p text:style-name="P26"/>
      <text:p text:style-name="P3"/>
      <text:p text:style-name="P9"><text:span text:style-name="T39">T(n) vs n graph:</text:span></text:p>
      <text:p text:style-name="P9"><text:span text:style-name="T39"/></text:p>
      <text:p text:style-name="P16"><text:span text:style-name="T39">T(n) based efficiency ranking and reasoning: </text:span></text:p>
      <text:p text:style-name="P16"><text:span text:style-name="T39"/></text:p>
      <text:p text:style-name="P16"><text:span text:style-name="T39">Time.txt:</text:span></text:p>
      <text:p text:style-name="P16"><text:span text:style-name="T39"/></text:p>
      <text:p text:style-name="P15"><text:span text:style-name="T37">Execution time vs n graph: </text:span></text:p>
      <text:p text:style-name="P15"><text:span text:style-name="T37"/></text:p>
      <text:p text:style-name="P16"><text:span text:style-name="T39">Execution time based efficiency ranking and reasoning: </text:span></text:p>
      <text:p text:style-name="P16"><text:span text:style-name="T39"/></text:p>
      <text:p text:style-name="P15"><text:span text:style-name="T37">T(n) overlayed with Execution time vs n graphs:</text:span></text:p>
      <text:p text:style-name="P15"><text:span text:style-name="T37"/></text:p>
      <text:p text:style-name="P9">Brute-1:</text:p>
      <text:p text:style-name="P9"/>
      <text:p text:style-name="P9">Recursive-2: </text:p>
      <text:p text:style-name="P9"/>
      <text:p text:style-name="P16">Iterative-3: </text:p>
      <text:p text:style-name="P15"><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6-11-16T13:13:10.030886439</meta:creation-date>
    <dc:date>2016-11-16T18:18:33.924992389</dc:date>
    <dc:creator>Michael </dc:creator>
    <meta:editing-duration>PT4H26M34S</meta:editing-duration>
    <meta:editing-cycles>12</meta:editing-cycles>
    <meta:generator>LibreOffice/5.0.3.2$Linux_X86_64 LibreOffice_project/00m0$Build-2</meta:generator>
    <meta:document-statistic meta:table-count="3" meta:image-count="0" meta:object-count="9" meta:page-count="6" meta:paragraph-count="228" meta:word-count="1240" meta:character-count="6490" meta:non-whitespace-character-count="5396"/>
  </office:meta>
</office:document-meta>
</file>

<file path=Object 1/content.xml><?xml version="1.0" encoding="utf-8"?>
<math xmlns="http://www.w3.org/1998/Math/MathML" display="block">
  <semantics>
    <mrow>
      <mrow>
        <mrow>
          <munderover>
            <mo stretchy="false">∑</mo>
            <mrow>
              <mi>i</mi>
              <mo stretchy="false">=</mo>
              <mn>1</mn>
            </mrow>
            <mrow>
              <mi>n</mi>
              <mi>−</mi>
              <mn>1</mn>
            </mrow>
          </munderover>
          <mi>i</mi>
        </mrow>
        <mo stretchy="false">+</mo>
        <mn>1</mn>
      </mrow>
      <mi>−</mi>
      <mn>1</mn>
    </mrow>
    <annotation encoding="StarMath 5.0">sum from {i = 1} to {n − 1} {i} + 1 − 1</annotation>
  </semantics>
</math>
</file>

<file path=Object 2/content.xml><?xml version="1.0" encoding="utf-8"?>
<math xmlns="http://www.w3.org/1998/Math/MathML" display="block">
  <semantics>
    <mrow>
      <munderover>
        <mo stretchy="false">∑</mo>
        <mrow>
          <mi>i</mi>
          <mo stretchy="false">=</mo>
          <mn>1</mn>
        </mrow>
        <mrow>
          <mi>n</mi>
          <mi>−</mi>
          <mn>1</mn>
        </mrow>
      </munderover>
      <mi>i</mi>
    </mrow>
    <annotation encoding="StarMath 5.0">sum from {i = 1} to {n − 1} {i}</annotation>
  </semantics>
</math>
</file>

<file path=Object 3/content.xml><?xml version="1.0" encoding="utf-8"?>
<math xmlns="http://www.w3.org/1998/Math/MathML" display="block">
  <semantics>
    <mrow>
      <mrow>
        <munderover>
          <mo stretchy="false">∑</mo>
          <mrow>
            <mi>i</mi>
            <mo stretchy="false">=</mo>
            <mn>1</mn>
          </mrow>
          <mrow>
            <mi>n</mi>
            <mi>−</mi>
            <mn>1</mn>
          </mrow>
        </munderover>
        <mi>i</mi>
      </mrow>
      <mi>−</mi>
      <mn>1</mn>
    </mrow>
    <annotation encoding="StarMath 5.0">sum from {i = 1} to {n − 1} {i} − 1</annotation>
  </semantics>
</math>
</file>

<file path=Object 4/content.xml><?xml version="1.0" encoding="utf-8"?>
<math xmlns="http://www.w3.org/1998/Math/MathML" display="block">
  <semantics>
    <mrow>
      <mrow>
        <mrow>
          <munderover>
            <mo stretchy="false">∑</mo>
            <mrow>
              <mi>i</mi>
              <mo stretchy="false">=</mo>
              <mn>1</mn>
            </mrow>
            <mrow>
              <mi>n</mi>
              <mi>−</mi>
              <mn>1</mn>
            </mrow>
          </munderover>
          <mi>i</mi>
        </mrow>
        <mo stretchy="false">+</mo>
        <mn>1</mn>
      </mrow>
      <mi>−</mi>
      <mn>1</mn>
    </mrow>
    <annotation encoding="StarMath 5.0">sum from {i = 1} to {n − 1} {i} + 1 − 1</annotation>
  </semantics>
</math>
</file>

<file path=Object 5/content.xml><?xml version="1.0" encoding="utf-8"?>
<math xmlns="http://www.w3.org/1998/Math/MathML" display="block">
  <semantics>
    <mrow>
      <munderover>
        <mo stretchy="false">∑</mo>
        <mrow>
          <mi>i</mi>
          <mo stretchy="false">=</mo>
          <mn>1</mn>
        </mrow>
        <mrow>
          <mi>n</mi>
          <mi>−</mi>
          <mn>1</mn>
        </mrow>
      </munderover>
      <mi>i</mi>
    </mrow>
    <annotation encoding="StarMath 5.0">sum from {i = 1} to {n − 1} {i}</annotation>
  </semantics>
</math>
</file>

<file path=Object 6/content.xml><?xml version="1.0" encoding="utf-8"?>
<math xmlns="http://www.w3.org/1998/Math/MathML" display="block">
  <semantics>
    <mrow>
      <mrow>
        <munderover>
          <mo stretchy="false">∑</mo>
          <mrow>
            <mi>i</mi>
            <mo stretchy="false">=</mo>
            <mn>1</mn>
          </mrow>
          <mrow>
            <mi>n</mi>
            <mi>−</mi>
            <mn>1</mn>
          </mrow>
        </munderover>
        <mi>i</mi>
      </mrow>
      <mi>−</mi>
      <mn>1</mn>
    </mrow>
    <annotation encoding="StarMath 5.0">sum from {i = 1} to {n − 1} {i} − 1</annotation>
  </semantics>
</math>
</file>

<file path=Object 7/content.xml><?xml version="1.0" encoding="utf-8"?>
<math xmlns="http://www.w3.org/1998/Math/MathML" display="block">
  <semantics>
    <mrow>
      <mrow>
        <mrow>
          <munderover>
            <mo stretchy="false">∑</mo>
            <mrow>
              <mi>i</mi>
              <mo stretchy="false">=</mo>
              <mn>1</mn>
            </mrow>
            <mrow>
              <mi>n</mi>
              <mi>−</mi>
              <mn>1</mn>
            </mrow>
          </munderover>
          <mi>i</mi>
        </mrow>
        <mo stretchy="false">+</mo>
        <mn>1</mn>
      </mrow>
      <mi>−</mi>
      <mn>1</mn>
    </mrow>
    <annotation encoding="StarMath 5.0">sum from {i = 1} to {n − 1} {i} + 1 − 1</annotation>
  </semantics>
</math>
</file>

<file path=Object 8/content.xml><?xml version="1.0" encoding="utf-8"?>
<math xmlns="http://www.w3.org/1998/Math/MathML" display="block">
  <semantics>
    <mrow>
      <munderover>
        <mo stretchy="false">∑</mo>
        <mrow>
          <mi>i</mi>
          <mo stretchy="false">=</mo>
          <mn>1</mn>
        </mrow>
        <mrow>
          <mi>n</mi>
          <mi>−</mi>
          <mn>1</mn>
        </mrow>
      </munderover>
      <mi>i</mi>
    </mrow>
    <annotation encoding="StarMath 5.0">sum from {i = 1} to {n − 1} {i}</annotation>
  </semantics>
</math>
</file>

<file path=Object 9/content.xml><?xml version="1.0" encoding="utf-8"?>
<math xmlns="http://www.w3.org/1998/Math/MathML" display="block">
  <semantics>
    <mrow>
      <mrow>
        <munderover>
          <mo stretchy="false">∑</mo>
          <mrow>
            <mi>i</mi>
            <mo stretchy="false">=</mo>
            <mn>1</mn>
          </mrow>
          <mrow>
            <mi>n</mi>
            <mi>−</mi>
            <mn>1</mn>
          </mrow>
        </munderover>
        <mi>i</mi>
      </mrow>
      <mi>−</mi>
      <mn>1</mn>
    </mrow>
    <annotation encoding="StarMath 5.0">sum from {i = 1} to {n − 1} {i} − 1</annotation>
  </semantics>
</math>
</file>